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svg:stroke-width="0.2cm" svg:stroke-color="#168253" draw:marker-start-width="0.5cm" draw:marker-end-width="0.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225cm" fo:padding-bottom="0.225cm" fo:padding-left="0.35cm" fo:padding-right="0.35cm" loext:decorative="false"/>
    </style:style>
    <style:style style:name="gr4" style:family="graphic" style:parent-style-name="objectwithoutfill">
      <style:graphic-properties svg:stroke-width="0.2cm" svg:stroke-color="#168253" draw:marker-start-width="0.5cm" draw:marker-end-width="0.5cm" draw:fill="none" draw:textarea-vertical-align="middle" fo:padding-top="-0.025cm" fo:padding-bottom="-0.025cm" fo:padding-left="0.1cm" fo:padding-right="0.1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g draw:style-name="gr2">
            <draw:polygon draw:style-name="gr3" draw:text-style-name="P1" draw:layer="layout" svg:width="6.249cm" svg:height="8.999cm" svg:x="13cm" svg:y="11cm" svg:viewBox="0 0 6250 9000" draw:points="0,9000 0,0 6250,0 6250,9000">
              <text:p/>
            </draw:polygon>
            <draw:line draw:style-name="gr4" draw:text-style-name="P2" draw:layer="layout" svg:x1="14.138cm" svg:y1="14.75cm" svg:x2="18.115cm" svg:y2="14.75cm">
              <text:p/>
            </draw:line>
            <draw:line draw:style-name="gr4" draw:text-style-name="P2" draw:layer="layout" svg:x1="14.138cm" svg:y1="16.25cm" svg:x2="18.115cm" svg:y2="16.25cm">
              <text:p/>
            </draw:line>
          </draw:g>
          <draw:g draw:style-name="gr2">
            <draw:polygon draw:style-name="gr3" draw:text-style-name="P1" draw:layer="layout" svg:width="3.999cm" svg:height="4.999cm" svg:x="2cm" svg:y="15cm" svg:viewBox="0 0 4000 5000" draw:points="0,5000 0,0 4000,0 4000,5000">
              <text:p/>
            </draw:polygon>
            <draw:line draw:style-name="gr4" draw:text-style-name="P2" draw:layer="layout" svg:x1="2.728cm" svg:y1="17.083cm" svg:x2="5.273cm" svg:y2="17.083cm">
              <text:p/>
            </draw:line>
            <draw:line draw:style-name="gr4" draw:text-style-name="P2" draw:layer="layout" svg:x1="2.728cm" svg:y1="17.917cm" svg:x2="5.273cm" svg:y2="17.917cm">
              <text:p/>
            </draw:line>
          </draw:g>
          <draw:g draw:style-name="gr2">
            <draw:polygon draw:style-name="gr3" draw:text-style-name="P1" draw:layer="layout" svg:width="4.999cm" svg:height="6.999cm" svg:x="7cm" svg:y="13cm" svg:viewBox="0 0 5000 7000" draw:points="0,7000 0,0 5000,0 5000,7000">
              <text:p/>
            </draw:polygon>
            <draw:line draw:style-name="gr4" draw:text-style-name="P2" draw:layer="layout" svg:x1="7.91cm" svg:y1="15.917cm" svg:x2="11.092cm" svg:y2="15.917cm">
              <text:p/>
            </draw:line>
            <draw:line draw:style-name="gr4" draw:text-style-name="P2" draw:layer="layout" svg:x1="7.91cm" svg:y1="17.083cm" svg:x2="11.092cm" svg:y2="17.083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09:11:34.272000000</meta:creation-date>
    <dc:date>2025-11-23T18:33:24.116725400</dc:date>
    <meta:editing-duration>PT5H19M39S</meta:editing-duration>
    <meta:editing-cycles>16</meta:editing-cycles>
    <meta:generator>LibreOffice/25.2.6.2$Windows_X86_64 LibreOffice_project/729c5bfe710f5eb71ed3bbde9e06a6065e9c6c5d</meta:generator>
    <meta:document-statistic meta:object-count="13"/>
  </office:meta>
</office:document-meta>
</file>